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15BF7974EC676724A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6535in" draw:z-index="0"><draw:image xlink:href="Pictures/100000000000050000000415BF7974EC676724A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İsmail Enes Bülbül</meta:initial-creator>
    <meta:creation-date>2022-06-16T00:52:14.639100065</meta:creation-date>
    <dc:date>2022-06-16T00:52:30.195298884</dc:date>
    <dc:creator>İsmail Enes Bülbül</dc:creator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7.2$Linux_X86_64 LibreOffice_project/20$Build-2</meta:generator>
  </office:meta>
</office:document-meta>
</file>